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4.89cm"/>
    </style:style>
    <style:style style:name="co3" style:family="table-column">
      <style:table-column-properties fo:break-before="auto" style:column-width="5.225cm"/>
    </style:style>
    <style:style style:name="co4" style:family="table-column">
      <style:table-column-properties fo:break-before="auto" style:column-width="1.81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cm" fo:break-before="auto" style:use-optimal-row-height="true"/>
    </style:style>
    <style:style style:name="ro2" style:family="table-row">
      <style:table-row-properties style:row-height="1.36cm" fo:break-before="auto" style:use-optimal-row-height="false"/>
    </style:style>
    <style:style style:name="ro3" style:family="table-row">
      <style:table-row-properties style:row-height="0.584cm" fo:break-before="auto" style:use-optimal-row-height="fals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2.009cm" fo:break-before="auto" style:use-optimal-row-height="true"/>
    </style:style>
    <style:style style:name="ro6" style:family="table-row">
      <style:table-row-properties style:row-height="1.101cm" fo:break-before="auto" style:use-optimal-row-height="true"/>
    </style:style>
    <style:style style:name="ro7" style:family="table-row">
      <style:table-row-properties style:row-height="2.46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6" style:family="table-cell" style:parent-style-name="Default">
      <style:text-properties fo:font-size="13pt" style:font-size-asian="13pt" style:font-size-complex="13pt"/>
    </style:style>
    <style:style style:name="ce7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8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9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10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11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background-color="#ffff99" fo:wrap-option="wrap" fo:border="0.002cm solid #000000"/>
      <style:text-properties fo:font-size="13pt" style:font-size-asian="13pt" style:font-size-complex="13pt"/>
    </style:style>
    <style:style style:name="ce13" style:family="table-cell" style:parent-style-name="Default">
      <style:table-cell-properties fo:background-color="#ffff99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4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5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6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7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no-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1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2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23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4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6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style:font-size-asian="13pt" style:font-size-complex="13pt"/>
    </style:style>
    <style:style style:name="ce27" style:family="table-cell" style:parent-style-name="Default" style:data-style-name="N100">
      <style:table-cell-properties style:text-align-source="fix" style:repeat-content="false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style:text-align-source="fix" style:repeat-content="false" fo:wrap-option="no-wrap"/>
      <style:paragraph-properties fo:text-align="start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32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33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</style:style>
    <style:style style:name="ce35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3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38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9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no</text:p>
          </table:table-cell>
          <table:table-cell table:style-name="ce10" office:value-type="string">
            <text:p>file_name</text:p>
          </table:table-cell>
          <table:table-cell table:style-name="ce26" office:value-type="string">
            <text:p>memos</text:p>
          </table:table-cell>
          <table:table-cell table:style-name="ce37" table:number-columns-repeated="2"/>
          <table:table-cell table:style-name="ce37" office:value-type="string">
            <text:p>GPS</text:p>
          </table:table-cell>
          <table:table-cell table:style-name="ce37" table:number-columns-repeated="3"/>
          <table:table-cell table:number-columns-repeated="1015"/>
        </table:table-row>
        <table:table-row table:style-name="ro2">
          <table:table-cell table:style-name="ce2" office:value-type="float" office:value="1">
            <text:p>1</text:p>
          </table:table-cell>
          <table:table-cell office:value-type="string">
            <text:p>2021-06-30_12-11-23_000.jpg</text:p>
          </table:table-cell>
          <table:table-cell table:style-name="ce20" office:value-type="string">
            <text:p>:PHOTO 記録 / PC画面 / subject=install,インストール / content=python-anaconda</text:p>
          </table:table-cell>
          <table:table-cell table:style-name="ce4"/>
          <table:table-cell table:style-name="ce4"/>
          <table:table-cell table:style-name="ce4" office:value-type="string">
            <text:p>N-35-35-28.72467 E-139-34-48.885498</text:p>
          </table:table-cell>
          <table:table-cell table:style-name="ce38" table:formula="of:=IF([.E2]=&quot;&quot;;[.C2];CONCATENATE([.C2];&quot; / &quot;;[.E2]))" office:value-type="string" office:string-value=":PHOTO 記録 / PC画面 / subject=install,インストール / content=python-anaconda">
            <text:p>:PHOTO 記録 / PC画面 / subject=install,インストール / content=python-anacond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2021-06-30_12-11-32_000.jpg</text:p>
          </table:table-cell>
          <table:table-cell table:style-name="ce20" office:value-type="string">
            <text:p>:PHOTO 記録 / PC画面 / subject=install,インストール / content=python-anaconda</text:p>
          </table:table-cell>
          <table:table-cell table:style-name="ce4"/>
          <table:table-cell table:style-name="ce4"/>
          <table:table-cell table:style-name="ce4" office:value-type="string">
            <text:p>N-35-35-28.72467 E-139-34-48.885498</text:p>
          </table:table-cell>
          <table:table-cell table:style-name="ce38" table:formula="of:=IF([.E3]=&quot;&quot;;[.C3];CONCATENATE([.C3];&quot; / &quot;;[.E3]))" office:value-type="string" office:string-value=":PHOTO 記録 / PC画面 / subject=install,インストール / content=python-anaconda">
            <text:p>:PHOTO 記録 / PC画面 / subject=install,インストール / content=python-anacond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3">
          <table:table-cell table:style-name="ce3" office:value-type="float" office:value="3">
            <text:p>3</text:p>
          </table:table-cell>
          <table:table-cell table:style-name="ce4" office:value-type="string">
            <text:p>2021-06-30_12-11-39_000.jpg</text:p>
          </table:table-cell>
          <table:table-cell table:style-name="ce20" office:value-type="string">
            <text:p>:PHOTO 記録 / PC画面 / subject=install,インストール / content=python-anaconda</text:p>
          </table:table-cell>
          <table:table-cell table:style-name="ce19"/>
          <table:table-cell table:style-name="ce4"/>
          <table:table-cell table:style-name="ce4" office:value-type="string">
            <text:p>N-35-35-28.587341 E-139-34-48.940429</text:p>
          </table:table-cell>
          <table:table-cell table:style-name="ce38" table:formula="of:=IF([.E4]=&quot;&quot;;[.C4];CONCATENATE([.C4];&quot; / &quot;;[.E4]))" office:value-type="string" office:string-value=":PHOTO 記録 / PC画面 / subject=install,インストール / content=python-anaconda">
            <text:p>:PHOTO 記録 / PC画面 / subject=install,インストール / content=python-anacond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2021-06-30_12-13-13_000.jpg</text:p>
          </table:table-cell>
          <table:table-cell table:style-name="ce20" office:value-type="string">
            <text:p>:PHOTO 記録 / PC画面 / subject=install,インストール / content=python-anaconda</text:p>
          </table:table-cell>
          <table:table-cell table:style-name="ce17"/>
          <table:table-cell table:style-name="ce4"/>
          <table:table-cell table:style-name="ce4" office:value-type="string">
            <text:p>N-35-35-28.62854 E-139-34-49.105224</text:p>
          </table:table-cell>
          <table:table-cell table:style-name="ce38" table:formula="of:=IF([.E5]=&quot;&quot;;[.C5];CONCATENATE([.C5];&quot; / &quot;;[.E5]))" office:value-type="string" office:string-value=":PHOTO 記録 / PC画面 / subject=install,インストール / content=python-anaconda">
            <text:p>:PHOTO 記録 / PC画面 / subject=install,インストール / content=python-anacond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2021-06-30_12-13-49_000.jpg</text:p>
          </table:table-cell>
          <table:table-cell table:style-name="ce20" office:value-type="string">
            <text:p>:PHOTO 記録 / PC画面 / subject=install,インストール / content=python-anaconda</text:p>
          </table:table-cell>
          <table:table-cell table:style-name="ce19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8" table:formula="of:=IF([.E6]=&quot;&quot;;[.C6];CONCATENATE([.C6];&quot; / &quot;;[.E6]))" office:value-type="string" office:string-value=":PHOTO 記録 / PC画面 / subject=install,インストール / content=python-anaconda">
            <text:p>:PHOTO 記録 / PC画面 / subject=install,インストール / content=python-anacond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2021-06-30_12-13-56_000.jpg</text:p>
          </table:table-cell>
          <table:table-cell table:style-name="ce20" office:value-type="string">
            <text:p>:PHOTO 記録 / PC画面 / subject=install,インストール / content=python-anaconda</text:p>
          </table:table-cell>
          <table:table-cell table:style-name="ce17"/>
          <table:table-cell table:style-name="ce4"/>
          <table:table-cell table:style-name="ce4" office:value-type="string">
            <text:p>N-35-35-28.559875 E-139-34-49.270019</text:p>
          </table:table-cell>
          <table:table-cell table:style-name="ce38" table:formula="of:=IF([.E7]=&quot;&quot;;[.C7];CONCATENATE([.C7];&quot; / &quot;;[.E7]))" office:value-type="string" office:string-value=":PHOTO 記録 / PC画面 / subject=install,インストール / content=python-anaconda">
            <text:p>:PHOTO 記録 / PC画面 / subject=install,インストール / content=python-anacond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2021-06-30_12-29-19_000.jpg</text:p>
          </table:table-cell>
          <table:table-cell table:style-name="ce20" office:value-type="string">
            <text:p>:PHOTO 記録 / PC画面 / subject=install,インストール / content=python-anaconda</text:p>
          </table:table-cell>
          <table:table-cell table:style-name="ce18"/>
          <table:table-cell table:style-name="ce4"/>
          <table:table-cell table:style-name="ce4" office:value-type="string">
            <text:p>N-35-35-28.710937 E-139-34-49.105224</text:p>
          </table:table-cell>
          <table:table-cell table:style-name="ce38" table:formula="of:=IF([.E8]=&quot;&quot;;[.C8];CONCATENATE([.C8];&quot; / &quot;;[.E8]))" office:value-type="string" office:string-value=":PHOTO 記録 / PC画面 / subject=install,インストール / content=python-anaconda">
            <text:p>:PHOTO 記録 / PC画面 / subject=install,インストール / content=python-anacond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2021-06-30_12-31-44_000.jpg</text:p>
          </table:table-cell>
          <table:table-cell table:style-name="ce20" office:value-type="string">
            <text:p>:PHOTO 記録 / PC画面 / subject=install,インストール / content=python-anaconda</text:p>
          </table:table-cell>
          <table:table-cell table:style-name="ce19"/>
          <table:table-cell table:style-name="ce4"/>
          <table:table-cell table:style-name="ce4" office:value-type="string">
            <text:p>N-35-35-28.683471 E-139-34-48.885498</text:p>
          </table:table-cell>
          <table:table-cell table:style-name="ce38" table:formula="of:=IF([.E9]=&quot;&quot;;[.C9];CONCATENATE([.C9];&quot; / &quot;;[.E9]))" office:value-type="string" office:string-value=":PHOTO 記録 / PC画面 / subject=install,インストール / content=python-anaconda">
            <text:p>:PHOTO 記録 / PC画面 / subject=install,インストール / content=python-anacond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4" office:value-type="string">
            <text:p>2021-06-30_12-31-54_000.jpg</text:p>
          </table:table-cell>
          <table:table-cell table:style-name="ce20" office:value-type="string">
            <text:p>:PHOTO 記録 / PC画面 / subject=install,インストール / content=python-anaconda</text:p>
          </table:table-cell>
          <table:table-cell table:style-name="ce17"/>
          <table:table-cell table:style-name="ce4"/>
          <table:table-cell table:style-name="ce4" office:value-type="string">
            <text:p>N-35-35-28.683471 E-139-34-48.885498</text:p>
          </table:table-cell>
          <table:table-cell table:style-name="ce38" table:formula="of:=IF([.E10]=&quot;&quot;;[.C10];CONCATENATE([.C10];&quot; / &quot;;[.E10]))" office:value-type="string" office:string-value=":PHOTO 記録 / PC画面 / subject=install,インストール / content=python-anaconda">
            <text:p>:PHOTO 記録 / PC画面 / subject=install,インストール / content=python-anacond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2021-06-30_12-34-24_000.jpg</text:p>
          </table:table-cell>
          <table:table-cell table:style-name="ce20" office:value-type="string">
            <text:p>:PHOTO 記録 / PC画面 / subject=install,インストール / content=python-anaconda</text:p>
          </table:table-cell>
          <table:table-cell table:style-name="ce19"/>
          <table:table-cell table:style-name="ce4"/>
          <table:table-cell table:style-name="ce4" office:value-type="string">
            <text:p>N-35-35-28.477478 E-139-34-49.379882</text:p>
          </table:table-cell>
          <table:table-cell table:style-name="ce38" table:formula="of:=IF([.E11]=&quot;&quot;;[.C11];CONCATENATE([.C11];&quot; / &quot;;[.E11]))" office:value-type="string" office:string-value=":PHOTO 記録 / PC画面 / subject=install,インストール / content=python-anaconda">
            <text:p>:PHOTO 記録 / PC画面 / subject=install,インストール / content=python-anacond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2021-06-30_12-44-03_000.jpg</text:p>
          </table:table-cell>
          <table:table-cell table:style-name="ce17" office:value-type="string">
            <text:p>:m RES 1*1 / free# JVEMV6 68#_28:s-1 / 68. theoretical-physics(tp) / w=((ψ+τ)(x_1+x_2,y));(V⊗V=L_2(V^*)),topics=双線形関数,other=orig+,s=~,i=~,doc=r-1-4~15#4</text:p>
          </table:table-cell>
          <table:table-cell table:style-name="ce17"/>
          <table:table-cell table:style-name="ce4"/>
          <table:table-cell table:style-name="ce4" office:value-type="string">
            <text:p>N-35-35-28.518676 E-139-34-49.489746</text:p>
          </table:table-cell>
          <table:table-cell table:style-name="ce38" table:formula="of:=IF([.E12]=&quot;&quot;;[.C12];CONCATENATE([.C12];&quot; / &quot;;[.E12]))" office:value-type="string" office:string-value=":m RES 1*1 / free# JVEMV6 68#_28:s-1 / 68. theoretical-physics(tp) / w=((ψ+τ)(x_1+x_2,y));(V⊗V=L_2(V^*)),topics=双線形関数,other=orig+,s=~,i=~,doc=r-1-4~15#4">
            <text:p>:m RES 1*1 / free# JVEMV6 68#_28:s-1 / 68. theoretical-physics(tp) / w=((ψ+τ)(x_1+x_2,y));(V⊗V=L_2(V^*)),topics=双線形関数,other=orig+,s=~,i=~,doc=r-1-4~15#4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2021-06-30_12-55-08_000.jpg</text:p>
          </table:table-cell>
          <table:table-cell table:style-name="ce20" office:value-type="string">
            <text:p>:PHOTO 記録 / PC画面 / subject=install,インストール / content=python-anaconda</text:p>
          </table:table-cell>
          <table:table-cell table:style-name="ce17"/>
          <table:table-cell table:style-name="ce4"/>
          <table:table-cell table:style-name="ce4" office:value-type="string">
            <text:p>N-35-35-28.642272 E-139-34-49.215087</text:p>
          </table:table-cell>
          <table:table-cell table:style-name="ce38" table:formula="of:=IF([.E13]=&quot;&quot;;[.C13];CONCATENATE([.C13];&quot; / &quot;;[.E13]))" office:value-type="string" office:string-value=":PHOTO 記録 / PC画面 / subject=install,インストール / content=python-anaconda">
            <text:p>:PHOTO 記録 / PC画面 / subject=install,インストール / content=python-anacond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2021-06-30_12-58-25_000.jpg</text:p>
          </table:table-cell>
          <table:table-cell table:style-name="ce20" office:value-type="string">
            <text:p>:PHOTO 記録 / PC画面 / subject=install,インストール / content=python-anaconda</text:p>
          </table:table-cell>
          <table:table-cell table:style-name="ce20"/>
          <table:table-cell table:style-name="ce4"/>
          <table:table-cell table:style-name="ce4" office:value-type="string">
            <text:p>N-35-35-28.573608 E-139-34-49.215087</text:p>
          </table:table-cell>
          <table:table-cell table:style-name="ce38" table:formula="of:=IF([.E14]=&quot;&quot;;[.C14];CONCATENATE([.C14];&quot; / &quot;;[.E14]))" office:value-type="string" office:string-value=":PHOTO 記録 / PC画面 / subject=install,インストール / content=python-anaconda">
            <text:p>:PHOTO 記録 / PC画面 / subject=install,インストール / content=python-anaconda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2021-06-30_16-36-25_000.jpg</text:p>
          </table:table-cell>
          <table:table-cell table:style-name="ce8" office:value-type="string">
            <text:p>:m #*# RES / JVEMV6 64#115_-- / 『音楽で脳はここまで再生する』 著者=奥村歩む,構成・編=佐々木久夫 / p.165 / w:~,topic:脳の活性部位：各身体行動別：音楽を聴く、など</text:p>
          </table:table-cell>
          <table:table-cell table:style-name="ce19"/>
          <table:table-cell table:style-name="ce4"/>
          <table:table-cell table:style-name="ce4" office:value-type="string">
            <text:p>N-35-35-28.614807 E-139-34-49.215087</text:p>
          </table:table-cell>
          <table:table-cell table:style-name="ce38" table:formula="of:=IF([.E15]=&quot;&quot;;[.C15];CONCATENATE([.C15];&quot; / &quot;;[.E15]))" office:value-type="string" office:string-value=":m #*# RES / JVEMV6 64#115_-- / 『音楽で脳はここまで再生する』 著者=奥村歩む,構成・編=佐々木久夫 / p.165 / w:~,topic:脳の活性部位：各身体行動別：音楽を聴く、など">
            <text:p>:m #*# RES / JVEMV6 64#115_-- / 『音楽で脳はここまで再生する』 著者=奥村歩む,構成・編=佐々木久夫 / p.165 / w:~,topic:脳の活性部位：各身体行動別：音楽を聴く、など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2021-06-30_18-05-02_000.jpg</text:p>
          </table:table-cell>
          <table:table-cell table:style-name="ce8" office:value-type="string">
            <text:p>:m RES 1*1 / free# JVEMV6 68#_28:s-2 / 68. theoretical-physics(tp) / w=(V⊗V=L_2(V^*));(x⊗x(x`,y`)=x(x`)y(y`)),topics=双線形関数,other=~,s=~,i=~,doc=r-1-4~16#1.1</text:p>
          </table:table-cell>
          <table:table-cell table:style-name="ce19"/>
          <table:table-cell table:style-name="ce4"/>
          <table:table-cell table:style-name="ce4" office:value-type="string">
            <text:p>N-35-35-28.642272 E-139-34-49.050292</text:p>
          </table:table-cell>
          <table:table-cell table:style-name="ce38" table:formula="of:=IF([.E16]=&quot;&quot;;[.C16];CONCATENATE([.C16];&quot; / &quot;;[.E16]))" office:value-type="string" office:string-value=":m RES 1*1 / free# JVEMV6 68#_28:s-2 / 68. theoretical-physics(tp) / w=(V⊗V=L_2(V^*));(x⊗x(x`,y`)=x(x`)y(y`)),topics=双線形関数,other=~,s=~,i=~,doc=r-1-4~16#1.1">
            <text:p>:m RES 1*1 / free# JVEMV6 68#_28:s-2 / 68. theoretical-physics(tp) / w=(V⊗V=L_2(V^*));(x⊗x(x`,y`)=x(x`)y(y`)),topics=双線形関数,other=~,s=~,i=~,doc=r-1-4~16#1.1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4" office:value-type="string">
            <text:p>2021-06-30_19-04-16_000.jpg</text:p>
          </table:table-cell>
          <table:table-cell table:style-name="ce18" office:value-type="string">
            <text:p>:m :篠笛,shinobue 1-2*2 / session-memo / s.1:prac,for=~,ReX,tempo=~,other=~,key=D,notes=5-3f-1-5_-1-3f-5,R=~ \\\ s.2:genr=atom,key=E,for=~,memo=~,tempo=~,Re~,R=~,notes=hole:7-0-2-3;3-4-4-5-4-3-4;3-4-7-0-0-0-7-4,other=~</text:p>
          </table:table-cell>
          <table:table-cell table:style-name="ce17"/>
          <table:table-cell table:style-name="ce4"/>
          <table:table-cell table:style-name="ce4" office:value-type="string">
            <text:p>N-35-35-28.587341 E-139-34-49.050292</text:p>
          </table:table-cell>
          <table:table-cell table:style-name="ce38" table:formula="of:=IF([.E17]=&quot;&quot;;[.C17];CONCATENATE([.C17];&quot; / &quot;;[.E17]))" office:value-type="string" office:string-value=":m :篠笛,shinobue 1-2*2 / session-memo / s.1:prac,for=~,ReX,tempo=~,other=~,key=D,notes=5-3f-1-5_-1-3f-5,R=~ \\\ s.2:genr=atom,key=E,for=~,memo=~,tempo=~,Re~,R=~,notes=hole:7-0-2-3;3-4-4-5-4-3-4;3-4-7-0-0-0-7-4,other=~">
            <text:p>:m :篠笛,shinobue 1-2*2 / session-memo / s.1:prac,for=~,ReX,tempo=~,other=~,key=D,notes=5-3f-1-5_-1-3f-5,R=~ \\\ s.2:genr=atom,key=E,for=~,memo=~,tempo=~,Re~,R=~,notes=hole:7-0-2-3;3-4-4-5-4-3-4;3-4-7-0-0-0-7-4,other=~</text:p>
          </table:table-cell>
          <table:table-cell table:style-name="ce4"/>
          <table:table-cell table:style-name="ce39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2021-06-30_20-42-10_000.jpg</text:p>
          </table:table-cell>
          <table:table-cell table:style-name="ce19" office:value-type="string">
            <text:p>:m 食べた物</text:p>
          </table:table-cell>
          <table:table-cell table:style-name="ce20"/>
          <table:table-cell table:style-name="ce4"/>
          <table:table-cell table:style-name="ce4" office:value-type="string">
            <text:p>N-35-35-28.532409 E-139-34-49.379882</text:p>
          </table:table-cell>
          <table:table-cell table:style-name="ce38" table:formula="of:=IF([.E18]=&quot;&quot;;[.C18];CONCATENATE([.C18];&quot; / &quot;;[.E18]))" office:value-type="string" office:string-value=":m 食べた物">
            <text:p>:m 食べた物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2021-06-30_23-33-56_000.jpg</text:p>
          </table:table-cell>
          <table:table-cell table:style-name="ce17" office:value-type="string">
            <text:p>:m 記録 / 身体 / ケガ / loc=右大腿：膝蓋上方：や内側,cause=不明,loc-incident=~,id=2021-06-30_23-33-56_000.jpg,phase=傷口の様子,apparatus=~,injury=掻き傷：皮膚は破れている：赤色の発色：湿潤：患部は、いくぶん陥没</text:p>
          </table:table-cell>
          <table:table-cell table:style-name="ce17"/>
          <table:table-cell table:style-name="ce4"/>
          <table:table-cell table:style-name="ce4" office:value-type="string">
            <text:p>N-35-35-28.532409 E-139-34-49.270019</text:p>
          </table:table-cell>
          <table:table-cell table:style-name="ce38" table:formula="of:=IF([.E19]=&quot;&quot;;[.C19];CONCATENATE([.C19];&quot; / &quot;;[.E19]))" office:value-type="string" office:string-value=":m 記録 / 身体 / ケガ / loc=右大腿：膝蓋上方：や内側,cause=不明,loc-incident=~,id=2021-06-30_23-33-56_000.jpg,phase=傷口の様子,apparatus=~,injury=掻き傷：皮膚は破れている：赤色の発色：湿潤：患部は、いくぶん陥没">
            <text:p>:m 記録 / 身体 / ケガ / loc=右大腿：膝蓋上方：や内側,cause=不明,loc-incident=~,id=2021-06-30_23-33-56_000.jpg,phase=傷口の様子,apparatus=~,injury=掻き傷：皮膚は破れている：赤色の発色：湿潤：患部は、いくぶん陥没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2021-07-01_00-48-11_000.jpg</text:p>
          </table:table-cell>
          <table:table-cell table:style-name="ce18" office:value-type="string">
            <text:p>:m other / log / 寝る前　ウェブ閲覧　記録　（for オナニー） / 未了</text:p>
          </table:table-cell>
          <table:table-cell table:style-name="ce19"/>
          <table:table-cell table:style-name="ce4"/>
          <table:table-cell table:style-name="ce4"/>
          <table:table-cell table:style-name="ce38" table:formula="of:=IF([.E20]=&quot;&quot;;[.C20];CONCATENATE([.C20];&quot; / &quot;;[.E20]))" office:value-type="string" office:string-value=":m other / log / 寝る前　ウェブ閲覧　記録　（for オナニー） / 未了">
            <text:p>:m other / log / 寝る前　ウェブ閲覧　記録　（for オナニー） / 未了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2021-07-01_00-48-17_000.jpg</text:p>
          </table:table-cell>
          <table:table-cell table:style-name="ce19" office:value-type="string">
            <text:p>:m :PHOTO 寝た時刻 / 2020</text:p>
          </table:table-cell>
          <table:table-cell table:style-name="ce19"/>
          <table:table-cell table:style-name="ce4"/>
          <table:table-cell table:style-name="ce4" office:value-type="string">
            <text:p>N-35-35-28.559875 E-139-34-49.050292</text:p>
          </table:table-cell>
          <table:table-cell table:style-name="ce38" table:formula="of:=IF([.E21]=&quot;&quot;;[.C21];CONCATENATE([.C21];&quot; / &quot;;[.E21]))" office:value-type="string" office:string-value=":m :PHOTO 寝た時刻 / 2020">
            <text:p>:m :PHOTO 寝た時刻 / 202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2021-07-01_07-34-57_000.jpg</text:p>
          </table:table-cell>
          <table:table-cell table:style-name="ce17" office:value-type="string">
            <text:p>:m :PHOTO 起きた時刻 / 2020</text:p>
          </table:table-cell>
          <table:table-cell table:style-name="ce19"/>
          <table:table-cell table:style-name="ce4"/>
          <table:table-cell table:style-name="ce4" office:value-type="string">
            <text:p>N-35-35-28.532409 E-139-34-49.270019</text:p>
          </table:table-cell>
          <table:table-cell table:style-name="ce38" table:formula="of:=IF([.E22]=&quot;&quot;;[.C22];CONCATENATE([.C22];&quot; / &quot;;[.E22]))" office:value-type="string" office:string-value=":m :PHOTO 起きた時刻 / 2020">
            <text:p>:m :PHOTO 起きた時刻 / 202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2021-07-01_07-36-17_000.jpg</text:p>
          </table:table-cell>
          <table:table-cell table:style-name="ce8" office:value-type="string">
            <text:p>:PHOTO 記録用 / @自宅；東側；洗面所から見える；東の犬走り / 自然観察 / 花</text:p>
          </table:table-cell>
          <table:table-cell table:style-name="ce19"/>
          <table:table-cell table:style-name="ce4"/>
          <table:table-cell table:style-name="ce4" office:value-type="string">
            <text:p>N-35-35-29.342651 E-139-34-49.709472</text:p>
          </table:table-cell>
          <table:table-cell table:style-name="ce38" table:formula="of:=IF([.E23]=&quot;&quot;;[.C23];CONCATENATE([.C23];&quot; / &quot;;[.E23]))" office:value-type="string" office:string-value=":PHOTO 記録用 / @自宅；東側；洗面所から見える；東の犬走り / 自然観察 / 花">
            <text:p>:PHOTO 記録用 / @自宅；東側；洗面所から見える；東の犬走り / 自然観察 / 花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9"/>
          <table:table-cell table:style-name="ce4"/>
          <table:table-cell table:style-name="ce4"/>
          <table:table-cell table:style-name="ce38" table:formula="of:=IF([.E24]=&quot;&quot;;[.C24];CONCATENATE([.C24];&quot; / &quot;;[.E2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25]=&quot;&quot;;[.C25];CONCATENATE([.C25];&quot; / &quot;;[.E2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7"/>
          <table:table-cell table:style-name="ce4"/>
          <table:table-cell table:style-name="ce4"/>
          <table:table-cell table:style-name="ce38" table:formula="of:=IF([.E26]=&quot;&quot;;[.C26];CONCATENATE([.C26];&quot; / &quot;;[.E2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8"/>
          <table:table-cell table:style-name="ce20"/>
          <table:table-cell table:style-name="ce4"/>
          <table:table-cell table:style-name="ce4"/>
          <table:table-cell table:style-name="ce38" table:formula="of:=IF([.E27]=&quot;&quot;;[.C27];CONCATENATE([.C27];&quot; / &quot;;[.E2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28]=&quot;&quot;;[.C28];CONCATENATE([.C28];&quot; / &quot;;[.E2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20"/>
          <table:table-cell table:style-name="ce4"/>
          <table:table-cell table:style-name="ce4"/>
          <table:table-cell table:style-name="ce38" table:formula="of:=IF([.E29]=&quot;&quot;;[.C29];CONCATENATE([.C29];&quot; / &quot;;[.E2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0]=&quot;&quot;;[.C30];CONCATENATE([.C30];&quot; / &quot;;[.E3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1]=&quot;&quot;;[.C31];CONCATENATE([.C31];&quot; / &quot;;[.E3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8"/>
          <table:table-cell table:style-name="ce4"/>
          <table:table-cell table:style-name="ce4"/>
          <table:table-cell table:style-name="ce38" table:formula="of:=IF([.E32]=&quot;&quot;;[.C32];CONCATENATE([.C32];&quot; / &quot;;[.E3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3]=&quot;&quot;;[.C33];CONCATENATE([.C33];&quot; / &quot;;[.E3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17"/>
          <table:table-cell table:style-name="ce4"/>
          <table:table-cell table:style-name="ce4"/>
          <table:table-cell table:style-name="ce38" table:formula="of:=IF([.E34]=&quot;&quot;;[.C34];CONCATENATE([.C34];&quot; / &quot;;[.E3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0"/>
          <table:table-cell table:style-name="ce4"/>
          <table:table-cell table:style-name="ce4"/>
          <table:table-cell table:style-name="ce38" table:formula="of:=IF([.E35]=&quot;&quot;;[.C35];CONCATENATE([.C35];&quot; / &quot;;[.E3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9"/>
          <table:table-cell table:style-name="ce4"/>
          <table:table-cell table:style-name="ce4"/>
          <table:table-cell table:style-name="ce38" table:formula="of:=IF([.E36]=&quot;&quot;;[.C36];CONCATENATE([.C36];&quot; / &quot;;[.E3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37]=&quot;&quot;;[.C37];CONCATENATE([.C37];&quot; / &quot;;[.E3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18"/>
          <table:table-cell table:style-name="ce4"/>
          <table:table-cell table:style-name="ce4"/>
          <table:table-cell table:style-name="ce38" table:formula="of:=IF([.E38]=&quot;&quot;;[.C38];CONCATENATE([.C38];&quot; / &quot;;[.E3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/>
          <table:table-cell table:style-name="ce4"/>
          <table:table-cell table:style-name="ce38" table:formula="of:=IF([.E39]=&quot;&quot;;[.C39];CONCATENATE([.C39];&quot; / &quot;;[.E3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17"/>
          <table:table-cell table:style-name="ce4"/>
          <table:table-cell table:style-name="ce4"/>
          <table:table-cell table:style-name="ce38" table:formula="of:=IF([.E40]=&quot;&quot;;[.C40];CONCATENATE([.C40];&quot; / &quot;;[.E4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/>
          <table:table-cell table:style-name="ce4"/>
          <table:table-cell table:style-name="ce38" table:formula="of:=IF([.E41]=&quot;&quot;;[.C41];CONCATENATE([.C41];&quot; / &quot;;[.E4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/>
          <table:table-cell table:style-name="ce4"/>
          <table:table-cell table:style-name="ce4"/>
          <table:table-cell table:style-name="ce38" table:formula="of:=IF([.E42]=&quot;&quot;;[.C42];CONCATENATE([.C42];&quot; / &quot;;[.E4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3]=&quot;&quot;;[.C43];CONCATENATE([.C43];&quot; / &quot;;[.E4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0"/>
          <table:table-cell table:style-name="ce4"/>
          <table:table-cell table:style-name="ce4"/>
          <table:table-cell table:style-name="ce4"/>
          <table:table-cell table:style-name="ce38" table:formula="of:=IF([.E44]=&quot;&quot;;[.C44];CONCATENATE([.C44];&quot; / &quot;;[.E4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5]=&quot;&quot;;[.C45];CONCATENATE([.C45];&quot; / &quot;;[.E4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4"/>
          <table:table-cell table:style-name="ce4"/>
          <table:table-cell table:style-name="ce4"/>
          <table:table-cell table:style-name="ce38" table:formula="of:=IF([.E46]=&quot;&quot;;[.C46];CONCATENATE([.C46];&quot; / &quot;;[.E4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7]=&quot;&quot;;[.C47];CONCATENATE([.C47];&quot; / &quot;;[.E47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8]=&quot;&quot;;[.C48];CONCATENATE([.C48];&quot; / &quot;;[.E48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4"/>
          <table:table-cell table:style-name="ce4"/>
          <table:table-cell table:style-name="ce4"/>
          <table:table-cell table:style-name="ce38" table:formula="of:=IF([.E49]=&quot;&quot;;[.C49];CONCATENATE([.C49];&quot; / &quot;;[.E49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0]=&quot;&quot;;[.C50];CONCATENATE([.C50];&quot; / &quot;;[.E50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1]=&quot;&quot;;[.C51];CONCATENATE([.C51];&quot; / &quot;;[.E51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2]=&quot;&quot;;[.C52];CONCATENATE([.C52];&quot; / &quot;;[.E52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3]=&quot;&quot;;[.C53];CONCATENATE([.C53];&quot; / &quot;;[.E53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4]=&quot;&quot;;[.C54];CONCATENATE([.C54];&quot; / &quot;;[.E54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7"/>
          <table:table-cell table:style-name="ce8"/>
          <table:table-cell table:style-name="ce4"/>
          <table:table-cell table:style-name="ce4"/>
          <table:table-cell table:style-name="ce38" table:formula="of:=IF([.E55]=&quot;&quot;;[.C55];CONCATENATE([.C55];&quot; / &quot;;[.E55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29"/>
          <table:table-cell table:style-name="ce4"/>
          <table:table-cell table:style-name="ce4"/>
          <table:table-cell table:style-name="ce38" table:formula="of:=IF([.E56]=&quot;&quot;;[.C56];CONCATENATE([.C56];&quot; / &quot;;[.E56]))" office:value-type="float" office:value="0">
            <text:p>0</text:p>
          </table:table-cell>
          <table:table-cell table:style-name="ce39" table:number-columns-repeated="2"/>
          <table:table-cell table:number-columns-repeated="1015"/>
        </table:table-row>
        <table:table-row table:style-name="ro1" table:number-rows-repeated="3">
          <table:table-cell table:style-name="ce3"/>
          <table:table-cell table:style-name="ce4"/>
          <table:table-cell table:style-name="ce8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6">
          <table:table-cell table:style-name="ce3"/>
          <table:table-cell table:style-name="ce4"/>
          <table:table-cell table:style-name="ce20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7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/>
          <table:table-cell table:style-name="ce2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7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 office:value-type="string">
            <text:p>*</text:p>
          </table:table-cell>
          <table:table-cell table:style-name="ce4" office:value-type="string">
            <text:p>-*</text:p>
          </table:table-cell>
          <table:table-cell table:style-name="ce4"/>
          <table:table-cell table:style-name="ce4"/>
          <table:table-cell table:style-name="ce4"/>
          <table:table-cell table:style-name="ce38" table:formula="of:=IF([.E72]=&quot;&quot;;[.C72];CONCATENATE([.C72];&quot; / &quot;;[.E72]))" office:value-type="string" office:string-value="-*">
            <text:p>-*</text:p>
          </table:table-cell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4"/>
          <table:table-cell table:style-name="ce28"/>
          <table:table-cell table:style-name="ce19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2">
          <table:table-cell table:style-name="ce3"/>
          <table:table-cell table:style-name="ce4"/>
          <table:table-cell table:style-name="ce19" table:number-columns-repeated="2"/>
          <table:table-cell table:style-name="ce4" table:number-columns-repeated="2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 table:number-rows-repeated="4">
          <table:table-cell table:style-name="ce3"/>
          <table:table-cell table:style-name="ce4"/>
          <table:table-cell table:style-name="ce8"/>
          <table:table-cell table:style-name="ce4" table:number-columns-repeated="3"/>
          <table:table-cell table:style-name="ce38"/>
          <table:table-cell table:style-name="ce39" table:number-columns-repeated="2"/>
          <table:table-cell table:number-columns-repeated="1015"/>
        </table:table-row>
        <table:table-row table:style-name="ro1">
          <table:table-cell table:style-name="ce4" table:number-columns-repeated="2"/>
          <table:table-cell table:style-name="ce8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20">
          <table:table-cell table:style-name="ce4" table:number-columns-repeated="2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1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103">
          <table:table-cell table:style-name="ce4" table:number-columns-repeated="6"/>
          <table:table-cell table:style-name="ce38"/>
          <table:table-cell table:number-columns-repeated="1017"/>
        </table:table-row>
        <table:table-row table:style-name="ro1">
          <table:table-cell table:style-name="ce5"/>
          <table:table-cell table:style-name="ce4"/>
          <table:table-cell table:style-name="ce29"/>
          <table:table-cell table:style-name="ce4" table:number-columns-repeated="3"/>
          <table:table-cell table:style-name="ce38"/>
          <table:table-cell table:number-columns-repeated="1017"/>
        </table:table-row>
        <table:table-row table:style-name="ro1" table:number-rows-repeated="7">
          <table:table-cell table:number-columns-repeated="2"/>
          <table:table-cell table:style-name="ce30"/>
          <table:table-cell table:number-columns-repeated="3"/>
          <table:table-cell table:style-name="ce38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ce31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32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32" office:value-type="float" office:value="29">
            <text:p>2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formula="of:=CELL(&quot;ADDRESS&quot;;[.C45])" office:value-type="string" office:string-value="$C$45">
            <text:p>$C$45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7" office:value-type="string">
            <text:p>*</text:p>
          </table:table-cell>
          <table:table-cell table:style-name="ce11" office:value-type="string">
            <text:p>blank</text:p>
          </table:table-cell>
          <table:table-cell table:style-name="ce33" table:formula="of:=COUNTBLANK([.$C$2:.C45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2" office:value-type="string">
            <text:p>-*</text:p>
          </table:table-cell>
          <table:table-cell table:style-name="ce34" table:formula="of:=COUNTIF([.$C$2:.$C71];&quot;-\*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3" office:value-type="string">
            <text:p>XXX</text:p>
          </table:table-cell>
          <table:table-cell table:style-name="ce35" table:formula="of:=SUM([.C233:.C239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total</text:p>
          </table:table-cell>
          <table:table-cell table:style-name="ce33" table:formula="of:=COUNTA([.$B$2:.$B29])" office:value-type="float" office:value="22">
            <text:p>22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4" office:value-type="string">
            <text:p>blanks</text:p>
          </table:table-cell>
          <table:table-cell table:style-name="ce36"/>
          <table:table-cell table:number-columns-repeated="1021"/>
        </table:table-row>
        <table:table-row table:style-name="ro1">
          <table:table-cell table:style-name="ce7"/>
          <table:table-cell table:style-name="ce15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music / log / kb / </text:p>
          </table:table-cell>
          <table:table-cell table:style-name="ce33" table:formula="of:=COUNTIF([.$C$2:.$C29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XX</text:p>
          </table:table-cell>
          <table:table-cell table:style-name="ce33" table:formula="of:=COUNTIF([.$C$2:.$C29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11" office:value-type="string">
            <text:p>:m X-X</text:p>
          </table:table-cell>
          <table:table-cell table:style-name="ce33" table:formula="of:=COUNTIF([.$C$2:.$C29];&quot;:m X-X&quot;)" office:value-type="float" office:value="0">
            <text:p>0</text:p>
          </table:table-cell>
          <table:table-cell table:number-columns-repeated="1021"/>
        </table:table-row>
        <table:table-row table:style-name="ro5">
          <table:table-cell table:style-name="ce7"/>
          <table:table-cell table:style-name="ce11" office:value-type="string">
            <text:p>:m X-X:X RES / 245 / 『相対性理論』　メラー　永田恒夫、伊藤大介、訳 / p.XX</text:p>
          </table:table-cell>
          <table:table-cell table:style-name="ce33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7"/>
          <table:table-cell table:style-name="ce11" office:value-type="string">
            <text:p>:bookmemo / 読んだ本 / 『』 / 著者=XXX</text:p>
          </table:table-cell>
          <table:table-cell table:style-name="ce33" table:formula="of:=COUNTIF([.$C$2:.$C29];[.B301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|| s.1:XXX || s.2:XXX || s.3:XXX || s.4:XXX || s.5:XXX || s.6:XXX || s.7:XXX</text:p>
          </table:table-cell>
          <table:table-cell table:style-name="ce33" table:formula="of:=COUNTIF([.$C$2:.$C29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/>
          <table:table-cell table:style-name="ce16"/>
          <table:table-cell table:number-columns-repeated="1022"/>
        </table:table-row>
        <table:table-row table:style-name="ro1">
          <table:table-cell table:style-name="ce8" office:value-type="string">
            <text:p>*</text:p>
          </table:table-cell>
          <table:table-cell table:style-name="ce17" office:value-type="string">
            <text:p>:m 1-2*5 RES / 245 / 『相対性理論』　メラー　永田恒夫、伊藤大介、訳 / p.81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とうふ、こんにゃく、切干、ひじき　魚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ヨーグルト / +=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味噌スープ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食べた物　間食 / カップヌードル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お酒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水虫 / 右足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足、かかと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右手、親指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鼻柱、根元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左目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の裏 / 右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口角 / ひび割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顔、ぶつけた跡、ケガ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瞼、ひび割れ / 左目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耳、左 / 腫れ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目尻 / ひび割れ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記録 / 身体 / 足の裏 / ツボ押しのあと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髪の毛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.1:free,N,flow,R=1 s.2:g.h.,N,R=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other / log / 寝る前　ウェブ閲覧　記録　（for オナニー） / 未了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19" office:value-type="string">
            <text:p>:m :PHOTO 寝た時刻 / 2020</text:p>
          </table:table-cell>
          <table:table-cell table:style-name="ce25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:PHOTO 起きた時刻 / 2020</text:p>
          </table:table-cell>
          <table:table-cell table:style-name="ce17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PHOTO 起きた時刻（夜中）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PHOTO 記録 / 文書 / 時刻：start=風呂から戻る～end=アダルト関連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9" office:value-type="string">
            <text:p>:m other / log / 寝る前　ウェブ閲覧　記録 / 就寝前の、動画閲覧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20181124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見た夢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温度 / 部屋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1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guitar,gt / 演奏、play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jap.flute-bamboo / 演奏、play / b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8" office:value-type="string">
            <text:p>:m music / log / jap.flute-bamboo / || s.1:genr=~,other=~,for=practice,items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recorder,rc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sax / 演奏、play / s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oto / 演奏、play / q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hip-hopダンス、ヒップホップ / h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体操 / ダンス、dance-original / d-2021-062X-X / id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percussion / 演奏、play / p-2021-062X-X / item=XXX:XX,hitter=XXX:XX,pieces=XXX,genr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記録 / @=XX / topic=XX / subjec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宅 / メモ / topic=XX / content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guitar,gt / g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kb,keyboard / 演奏、play / k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clarinet / 演奏、play / c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jap.flute / 演奏、play / f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@自室 / 記録 / recorder / 演奏、play / r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OICE-MEMO / 思ったこと,thought / content=~,topic=~,rec-loc=~,other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宅 / メモ / harp / 演奏 / h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in-mid / app=perfect-piano / 演奏、play / id-2021-062X-X / category=~,inst=~,for=~,genre=~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knoten / 実演,perform / n-2021-062X-X / 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VIDEO / @自室 / 記録 / massage,acupuncture / 実演,perform / n-2021-062X-XX / loc=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memo / 20181127 / やりたいこと / (K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notes / 20181130 / (K,C,R,P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diary / diary / 20181206 / (K,C,P,R,)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/ daylog メモ / 190418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22"/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art / dessin / D-17 8# / des.竹林、巻雲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3" office:value-type="string">
            <text:p>:tome/ (lang=XX)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topic=XXX / content=XXX / lang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th / 考えたこと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lets / action activity / 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/ やっていること / genre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:do / XXX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FX / coding / 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i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m :? X-X*X / topic=XXX / content=XXX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20" office:value-type="string">
            <text:p>:VIDEO / @自宅 / 記録 / 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/>
          <table:table-cell table:style-name="ce17" office:value-type="string">
            <text:p>:m music / log / kb / score / free / id=GO9M / page.2 / block-2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7"/>
          <table:table-cell table:style-name="ce4" office:value-type="string">
            <text:p>:m music / log / gt / memos-eigen / f-XX / p.X || s.1:patt-X,score+</text:p>
          </table:table-cell>
          <table:table-cell table:style-name="ce33" table:formula="of:=COUNTIF([.$C$2:.$C107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8" table:number-columns-repeated="3"/>
          <table:table-cell table:number-columns-repeated="1021"/>
        </table:table-row>
        <table:table-row table:style-name="ro1">
          <table:table-cell table:style-name="ce8" office:value-type="string">
            <text:p>*</text:p>
          </table:table-cell>
          <table:table-cell table:style-name="ce8" office:value-type="string">
            <text:p>sakura C:\WORKS_2\WS\WS_Others.Art\JVEMV6\46_art\VIRTUAL\Admin_Projects\libs_admin\cons_ip.py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ask.libreoffice.org/en/question/9205/is-there-a-way-to-add-background-color-to-alternate-rows-of-a-tablespreadsheet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user.lolipop.jp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https://mysqladmin.lolipop.jp/pma/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mages WHERE created_at &gt;= "2019/01/19";</text:p>
          </table:table-cell>
          <table:table-cell table:style-name="ce8"/>
          <table:table-cell table:number-columns-repeated="1021"/>
        </table:table-row>
        <table:table-row table:style-name="ro1">
          <table:table-cell table:style-name="ce8"/>
          <table:table-cell table:style-name="ce8" office:value-type="string">
            <text:p>DELETE FROM ifm11 WHERE _id &lt;= 4699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DELETE FROM ifm11 WHERE _id &lt;= 34748;</text:p>
          </table:table-cell>
          <table:table-cell table:style-name="ce8"/>
          <table:table-cell table:number-columns-repeated="1021"/>
        </table:table-row>
        <table:table-row table:style-name="ro4">
          <table:table-cell table:style-name="ce8"/>
          <table:table-cell table:style-name="ce8" office:value-type="string">
            <text:p>SELECT * FROM ifm11 WHERE memos == '-*' ORDER BY file_name DESC;</text:p>
          </table:table-cell>
          <table:table-cell table:style-name="ce8"/>
          <table:table-cell table:number-columns-repeated="1021"/>
        </table:table-row>
        <table:table-row table:style-name="ro6">
          <table:table-cell table:style-name="ce9" office:value-type="string">
            <text:p>*</text:p>
          </table:table-cell>
          <table:table-cell table:style-name="ce24" office:value-type="string">
            <text:p>=IF(E2="";C2;CONCATENATE(C2;" / ";E2))</text:p>
          </table:table-cell>
          <table:table-cell table:style-name="ce9"/>
          <table:table-cell table:number-columns-repeated="1021"/>
        </table:table-row>
        <table:table-row table:style-name="ro1">
          <table:table-cell/>
          <table:table-cell table:style-name="ce8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7">
          <table:table-cell/>
          <table:table-cell table:style-name="ce25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1" table:number-rows-repeated="2651">
          <table:table-cell table:number-columns-repeated="1024"/>
        </table:table-row>
        <table:table-row table:style-name="ro1">
          <table:table-cell/>
          <table:table-cell/>
          <table:table-cell table:number-columns-repeated="1022"/>
        </table:table-row>
        <table:table-row table:style-name="ro1" table:number-rows-repeated="1045561">
          <table:table-cell table:number-columns-repeated="1024"/>
        </table:table-row>
        <table:table-row table:style-name="ro1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33:Sheet1.C238" table:on-update-keep-styles="true" table:on-update-keep-size="false"/>
        <table:database-range table:name="XXX" table:target-range-address="Sheet1.B233:Sheet1.B233" table:on-update-keep-styles="true" table:on-update-keep-size="false"/>
        <table:database-range table:name="XXX_music" table:target-range-address="Sheet1.B234:Sheet1.B234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7-01">2021/07/01</text:date>, <text:time>09:23:07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1-07-01T09:23:07.60</dc:date>
    <dc:creator>iwabuchi ken</dc:creator>
    <meta:editing-duration>P34DT21H43M4S</meta:editing-duration>
    <meta:editing-cycles>12840</meta:editing-cycles>
    <meta:document-statistic meta:table-count="1" meta:cell-count="387" meta:object-count="0"/>
  </office:meta>
</office:document-meta>
</file>